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automatic-styles>
    <!-- cuneiform generated style -->
    <style:style style:family="text" style:name="char_1" style:parent-style-name="Standard">
      <style:text-properties fo:font-size="23" style:font-size-asian="23" style:font-size-complex="23"/>
    </style:style>
    <style:style style:family="text" style:name="char_2" style:parent-style-name="Standard">
      <style:text-properties fo:font-size="23" fo:font-weight="bold" style:font-size-asian="23" style:font-size-complex="23" style:font-weight-asian="bold" style:font-weight-complex="bold" style:text-underline-type="single"/>
    </style:style>
    <style:style style:family="text" style:name="char_3" style:parent-style-name="Standard">
      <style:text-properties fo:font-size="23" fo:font-style="italic" style:font-size-asian="23" style:font-size-complex="23" style:font-style-asian="italic" style:font-style-complex="italic" style:text-underline-type="single"/>
    </style:style>
    <style:style style:family="paragraph" style:name="par_1" style:parent-style-name="Standard">
      <style:paragraph-properties fo:text-align="left"/>
      <style:text-properties/>
    </style:style>
    <style:style style:family="section" style:name="sec_1" style:parent-style-name="Standard">
      <style:section-properties style:editable="false">
        <style:columns fo:column-count="1" fo:column-gap="0.8cm">
          <style:column rel-width="4819*"/>
        </style:columns>
      </style:section-properties>
    </style:style>
  </office:automatic-styles>
  <office:body>
    <office:text>
      <text:section text:name="Section 1" text:style-name="sec_1">
        <text:p text:style-name="par_1"><text:span text:style-name="char_1">underlined</text:span></text:p>
        <text:p text:style-name="par_1"><text:span text:style-name="char_2">underlined bold</text:span></text:p>
        <text:p text:style-name="par_1"><text:span text:style-name="char_3">underlined italic</text:span></text:p>
      </text:section>
    </office:tex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/>
</file>

<file path=meta.xml><?xml version="1.0" encoding="utf-8"?>
<office:document-meta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>Cuneiform-0.1</meta:generator>
    <meta:creation-date>2011-07-04T12:52:04</meta:creation-date>
    <dc:date>2011-07-04T12:52:04</dc:date>
    <meta:document-statistic meta:character-count="42" meta:image-count="0" meta:object-count="0" meta:page-count="1" meta:paragraph-count="3" meta:table-count="0" meta:word-count="0"/>
  </office:meta>
</office:document-meta>
</file>